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hu Sep 26 08:06:41 2013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hu Sep 26 08:06:41 2013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g7297">
            <draw:path id="path7299" draw:style-name="style0" draw:layer="layout" svg:x="1.013cm" svg:y="2.820cm" svg:width="0.967cm" svg:height="0.967cm" svg:viewBox="0.0 0.0 967.799 967.724" svg:d="M 2026.950 6124.162 C 2026.950 6391.387 2243.625 6607.987 2510.850 6607.987 C 2778.075 6607.987 2994.750 6391.387 2994.750 6124.162 C 2994.750 5856.899 2778.075 5640.262 2510.850 5640.262 C 2243.625 5640.262 2026.950 5856.899 2026.950 6124.162 L 2026.950 6124.162 ">
              <!-- 6 nodes -->
            </draw:path>
          </draw:g>
          <!-- id="g7297" -->
          <draw:g id="g7329">
            <draw:path id="path7331" draw:style-name="style1" draw:layer="layout" svg:x="1.230cm" svg:y="6.372cm" svg:width="0.272cm" svg:height="0.699cm" svg:viewBox="0.0 0.0 272.325 699.661" svg:d="M 2516.617 12778.490 C 2516.617 12778.490 2460.479 13155.328 2460.479 13444.303 L 2634.217 13425.928 C 2634.217 13425.928 2691.667 12930.028 2732.804 12769.603 C 2732.804 12769.603 2587.229 12707.915 2516.617 12778.490 L 2516.617 12778.490 ">
              <!-- 6 nodes -->
            </draw:path>
          </draw:g>
          <!-- id="g7329" -->
          <draw:g id="g7333">
            <draw:path id="path7335" draw:style-name="style2" draw:layer="layout" svg:x="1.196cm" svg:y="6.670cm" svg:width="0.361cm" svg:height="0.266cm" svg:viewBox="0.0 0.0 361.649 266.052" svg:d="M 2392.065 13362.962 C 2392.065 13362.962 2691.802 13310.124 2753.715 13371.962 C 2753.715 13371.962 2614.177 13518.512 2614.177 13607.987 L 2429.789 13607.987 C 2429.789 13607.987 2392.065 13462.374 2392.065 13362.962 L 2392.065 13362.962 ">
              <!-- 6 nodes -->
            </draw:path>
          </draw:g>
          <!-- id="g7333" -->
          <draw:g id="g7337">
            <draw:path id="path7339" draw:style-name="style1" draw:layer="layout" svg:x="2.082cm" svg:y="6.372cm" svg:width="0.272cm" svg:height="0.699cm" svg:viewBox="0.0 0.0 272.362 699.661" svg:d="M 4381.822 12778.490 C 4381.822 12778.490 4437.959 13155.328 4437.959 13444.303 L 4264.222 13425.928 C 4264.222 13425.928 4206.772 12930.028 4165.597 12769.603 C 4165.597 12769.603 4311.209 12707.915 4381.822 12778.490 L 4381.822 12778.490 ">
              <!-- 6 nodes -->
            </draw:path>
          </draw:g>
          <!-- id="g7337" -->
          <draw:g id="g7341">
            <draw:path id="path7343" draw:style-name="style2" draw:layer="layout" svg:x="2.027cm" svg:y="6.670cm" svg:width="0.361cm" svg:height="0.266cm" svg:viewBox="0.0 0.0 361.612 266.052" svg:d="M 4417.049 13362.962 C 4417.049 13362.962 4117.349 13310.124 4055.437 13371.962 C 4055.437 13371.962 4194.974 13518.512 4194.974 13607.987 L 4379.362 13607.987 C 4379.362 13607.987 4417.049 13462.374 4417.049 13362.962 L 4417.049 13362.962 ">
              <!-- 6 nodes -->
            </draw:path>
          </draw:g>
          <!-- id="g7341" -->
          <draw:path id="path7345" draw:style-name="style3" draw:layer="layout" svg:x="1.575cm" svg:y="3.800cm" svg:width="0.531cm" svg:height="0.472cm" svg:viewBox="0.0 0.0 531.637 472.500" svg:d="M 3682.687 8072.954 L 3151.049 8072.954 L 3151.049 7600.454 L 3682.687 7600.454 L 3682.687 8072.954 L 3682.687 8072.954 Z">
            <!-- 6 nodes -->
          </draw:path>
          <draw:g id="g7347">
            <draw:g id="g7355">
              <draw:g id="g7357">
                <draw:g id="g7359">
                  <draw:path id="path7361" draw:style-name="style4" draw:layer="layout" svg:x="1.575cm" svg:y="3.894cm" svg:width="0.531cm" svg:height="0.107cm" svg:viewBox="0.0 0.0 531.637 107.913" svg:d="M 3151.072 7788.877 L 3682.709 7788.989 L 3682.709 7804.664 C 3682.709 7804.664 3493.747 7940.265 3151.072 7882.439 L 3151.072 7788.877 L 3151.072 7788.877 Z">
                    <!-- 6 nodes -->
                  </draw:path>
                </draw:g>
                <!-- id="g7359" -->
              </draw:g>
              <!-- id="g7357" -->
            </draw:g>
            <!-- id="g7355" -->
          </draw:g>
          <!-- id="g7347" -->
          <draw:g id="g7363">
            <draw:path id="path7365" draw:style-name="style5" draw:layer="layout" svg:x="0.908cm" svg:y="5.500cm" svg:width="0.980cm" svg:height="0.906cm" svg:viewBox="0.0 0.0 980.810 906.076" svg:d="M 1939.179 11124.580 C 1939.179 11124.580 1799.079 11713.592 1819.442 11881.517 C 1819.442 11881.517 2456.079 11965.217 2667.017 11826.055 C 2667.017 11826.055 2670.692 11257.630 2798.229 11043.355 C 2798.229 11043.355 2465.792 10905.130 1939.179 11124.580 L 1939.179 11124.580 ">
              <!-- 6 nodes -->
            </draw:path>
          </draw:g>
          <!-- id="g7363" -->
          <draw:g id="g7367">
            <draw:path id="path7369" draw:style-name="style5" draw:layer="layout" svg:x="1.740cm" svg:y="5.500cm" svg:width="0.980cm" svg:height="0.906cm" svg:viewBox="0.0 0.0 980.803 906.076" svg:d="M 4339.949 11124.580 C 4339.949 11124.580 4480.012 11713.592 4459.687 11881.517 C 4459.687 11881.517 3823.049 11965.217 3612.112 11826.055 C 3612.112 11826.055 3608.437 11257.630 3480.899 11043.355 C 3480.899 11043.355 3813.299 10905.130 4339.949 11124.580 L 4339.949 11124.580 ">
              <!-- 6 nodes -->
            </draw:path>
          </draw:g>
          <!-- id="g7367" -->
          <draw:g id="g7371">
            <draw:path id="path7373" draw:style-name="style1" draw:layer="layout" svg:x="0.231cm" svg:y="0.318cm" svg:width="3.219cm" svg:height="3.601cm" svg:viewBox="0.0 0.0 3219.487 3601.012" svg:d="M 3683.347 2436.577 C 3683.347 3431.039 2962.672 4237.102 2073.622 4237.102 C 1184.572 4237.102 463.859 3431.039 463.859 2436.577 C 463.859 1442.189 1184.572 636.089 2073.622 636.089 C 2962.672 636.089 3683.347 1442.189 3683.347 2436.577 L 3683.347 2436.577 ">
              <!-- 6 nodes -->
            </draw:path>
          </draw:g>
          <!-- id="g7371" -->
          <draw:g id="g7375">
            <draw:path id="path7377" draw:style-name="style5" draw:layer="layout" svg:x="2.292cm" svg:y="2.253cm" svg:width="0.459cm" svg:height="0.459cm" svg:viewBox="0.0 0.0 459.900 459.862" svg:d="M 5044.522 4736.280 C 5044.522 4863.255 4941.510 4966.267 4814.572 4966.267 C 4687.560 4966.267 4584.622 4863.255 4584.622 4736.280 C 4584.622 4609.342 4687.560 4506.405 4814.572 4506.405 C 4941.510 4506.405 5044.522 4609.342 5044.522 4736.280 L 5044.522 4736.280 ">
              <!-- 6 nodes -->
            </draw:path>
          </draw:g>
          <!-- id="g7375" -->
          <draw:g id="g7379">
            <draw:path id="path7381" draw:style-name="style6" draw:layer="layout" svg:x="2.359cm" svg:y="2.320cm" svg:width="0.185cm" svg:height="0.185cm" svg:viewBox="0.0 0.0 185.287 185.325" svg:d="M 4904.730 4733.782 C 4904.730 4784.894 4863.292 4826.369 4812.142 4826.369 C 4760.842 4826.369 4719.442 4784.894 4719.442 4733.782 C 4719.442 4682.519 4760.842 4641.044 4812.142 4641.044 C 4863.292 4641.044 4904.730 4682.519 4904.730 4733.782 L 4904.730 4733.782 ">
              <!-- 6 nodes -->
            </draw:path>
          </draw:g>
          <!-- id="g7379" -->
          <draw:g id="g7383">
            <draw:g id="g7391">
              <draw:g id="g7393">
                <draw:g id="g7395">
                  <draw:path id="path7397" draw:style-name="style6" draw:layer="layout" svg:x="2.328cm" svg:y="2.388cm" svg:width="0.245cm" svg:height="0.238cm" svg:viewBox="0.0 0.0 245.512 238.274" svg:d="M 4901.557 4896.750 C 4901.557 4962.487 4846.582 5015.887 4778.819 5015.887 C 4710.982 5015.887 4656.044 4962.487 4656.044 4896.750 C 4656.044 4830.900 4710.982 4777.612 4778.819 4777.612 C 4846.582 4777.612 4901.557 4830.900 4901.557 4896.750 L 4901.557 4896.750 ">
                    <!-- 6 nodes -->
                  </draw:path>
                </draw:g>
                <!-- id="g7395" -->
              </draw:g>
              <!-- id="g7393" -->
            </draw:g>
            <!-- id="g7391" -->
          </draw:g>
          <!-- id="g7383" -->
          <draw:g id="g7399">
            <draw:path id="path7401" draw:style-name="style5" draw:layer="layout" svg:x="0.823cm" svg:y="2.253cm" svg:width="0.459cm" svg:height="0.459cm" svg:viewBox="0.0 0.0 459.937 459.862" svg:d="M 2106.300 4736.280 C 2106.300 4863.255 2003.400 4966.267 1876.350 4966.267 C 1749.412 4966.267 1646.362 4863.255 1646.362 4736.280 C 1646.362 4609.342 1749.412 4506.405 1876.350 4506.405 C 2003.400 4506.405 2106.300 4609.342 2106.300 4736.280 L 2106.300 4736.280 ">
              <!-- 6 nodes -->
            </draw:path>
          </draw:g>
          <!-- id="g7399" -->
          <draw:g id="g7403">
            <draw:path id="path7405" draw:style-name="style6" draw:layer="layout" svg:x="0.949cm" svg:y="2.320cm" svg:width="0.185cm" svg:height="0.185cm" svg:viewBox="0.0 0.0 185.475 185.325" svg:d="M 2085.300 4733.782 C 2085.300 4784.894 2043.787 4826.369 1992.487 4826.369 C 1941.262 4826.369 1899.824 4784.894 1899.824 4733.782 C 1899.824 4682.519 1941.262 4641.044 1992.487 4641.044 C 2043.787 4641.044 2085.300 4682.519 2085.300 4733.782 L 2085.300 4733.782 ">
              <!-- 6 nodes -->
            </draw:path>
          </draw:g>
          <!-- id="g7403" -->
          <draw:g id="g7407">
            <draw:g id="g7415">
              <draw:g id="g7417">
                <draw:g id="g7419">
                  <draw:path id="path7421" draw:style-name="style6" draw:layer="layout" svg:x="0.918cm" svg:y="2.388cm" svg:width="0.245cm" svg:height="0.238cm" svg:viewBox="0.0 0.0 245.437 238.274" svg:d="M 2082.104 4896.750 C 2082.104 4962.487 2027.129 5015.887 1959.442 5015.887 C 1891.642 5015.887 1836.667 4962.487 1836.667 4896.750 C 1836.667 4830.900 1891.642 4777.612 1959.442 4777.612 C 2027.129 4777.612 2082.104 4830.900 2082.104 4896.750 L 2082.104 4896.750 ">
                    <!-- 6 nodes -->
                  </draw:path>
                </draw:g>
                <!-- id="g7419" -->
              </draw:g>
              <!-- id="g7417" -->
            </draw:g>
            <!-- id="g7415" -->
          </draw:g>
          <!-- id="g7407" -->
          <draw:g id="g7423">
            <draw:path id="path7425" draw:style-name="style5" draw:layer="layout" svg:x="2.236cm" svg:y="1.876cm" svg:width="0.820cm" svg:height="0.205cm" svg:viewBox="0.0 0.0 820.724 205.100" svg:d="M 4473.900 3958.396 C 4473.900 3958.396 4879.912 3777.796 5294.625 3876.871 C 5294.625 3876.871 4957.687 3550.584 4473.900 3958.396 L 4473.900 3958.396 ">
              <!-- 4 nodes -->
            </draw:path>
          </draw:g>
          <!-- id="g7423" -->
          <draw:g id="g7427">
            <draw:path id="path7429" draw:style-name="style5" draw:layer="layout" svg:x="0.634cm" svg:y="1.876cm" svg:width="0.820cm" svg:height="0.205cm" svg:viewBox="0.0 0.0 820.762 205.100" svg:d="M 2090.002 3958.396 C 2090.002 3958.396 1683.989 3777.796 1269.239 3876.871 C 1269.239 3876.871 1606.214 3550.584 2090.002 3958.396 L 2090.002 3958.396 ">
              <!-- 4 nodes -->
            </draw:path>
          </draw:g>
          <!-- id="g7427" -->
          <draw:g id="g7431">
            <draw:g id="g7439">
              <draw:g id="g7441">
                <draw:g id="g7443">
                  <draw:path id="path7445" draw:style-name="style6" draw:layer="layout" svg:x="0.755cm" svg:y="1.837cm" svg:width="0.258cm" svg:height="0.127cm" svg:viewBox="0.0 0.0 258.150 127.903" svg:d="M 1511.107 3803.378 C 1511.107 3803.378 1616.557 3668.866 1769.257 3675.728 C 1769.257 3675.728 1655.332 3707.678 1571.819 3791.191 C 1571.819 3791.191 1521.682 3792.653 1511.107 3803.378 L 1511.107 3803.378 ">
                    <!-- 5 nodes -->
                  </draw:path>
                </draw:g>
                <!-- id="g7443" -->
              </draw:g>
              <!-- id="g7441" -->
            </draw:g>
            <!-- id="g7439" -->
          </draw:g>
          <!-- id="g7431" -->
          <draw:g id="g7447">
            <draw:g id="g7455">
              <draw:g id="g7457">
                <draw:g id="g7459">
                  <draw:path id="path7461" draw:style-name="style6" draw:layer="layout" svg:x="2.353cm" svg:y="1.899cm" svg:width="0.258cm" svg:height="0.127cm" svg:viewBox="0.0 0.0 258.112 127.901" svg:d="M 4706.737 3926.133 C 4706.737 3926.133 4812.224 3791.658 4964.849 3798.483 C 4964.849 3798.483 4850.999 3830.433 4767.412 3913.946 C 4767.412 3913.946 4717.312 3915.446 4706.737 3926.133 L 4706.737 3926.133 ">
                    <!-- 5 nodes -->
                  </draw:path>
                </draw:g>
                <!-- id="g7459" -->
              </draw:g>
              <!-- id="g7457" -->
            </draw:g>
            <!-- id="g7455" -->
          </draw:g>
          <!-- id="g7447" -->
          <draw:g id="g7463">
            <draw:path id="path7465" draw:style-name="style1" draw:layer="layout" svg:x="3.131cm" svg:y="1.726cm" svg:width="0.525cm" svg:height="0.740cm" svg:viewBox="0.0 0.0 525.412 740.625" svg:d="M 6788.385 3823.319 C 6788.385 4027.882 6670.747 4193.632 6525.697 4193.632 C 6380.647 4193.632 6262.972 4027.882 6262.972 3823.319 C 6262.972 3618.832 6380.647 3453.007 6525.697 3453.007 C 6670.747 3453.007 6788.385 3618.832 6788.385 3823.319 L 6788.385 3823.319 ">
              <!-- 6 nodes -->
            </draw:path>
          </draw:g>
          <!-- id="g7463" -->
          <draw:g id="g7467">
            <draw:path id="path7469" draw:style-name="style7" draw:layer="layout" svg:x="0.496cm" svg:y="2.737cm" svg:width="0.449cm" svg:height="0.351cm" svg:viewBox="0.0 0.0 449.700 351.712" svg:d="M 1443.367 5650.514 C 1443.367 5747.602 1342.642 5826.389 1218.517 5826.389 C 1094.317 5826.389 993.667 5747.602 993.667 5650.514 C 993.667 5553.389 1094.317 5474.677 1218.517 5474.677 C 1342.642 5474.677 1443.367 5553.389 1443.367 5650.514 L 1443.367 5650.514 ">
              <!-- 6 nodes -->
            </draw:path>
          </draw:g>
          <!-- id="g7467" -->
          <draw:g id="g7471">
            <draw:g id="g7479">
              <draw:g id="g7481">
                <draw:g id="g7483">
                  <draw:path id="path7485" draw:style-name="style6" draw:layer="layout" svg:x="0.330cm" svg:y="1.451cm" svg:width="1.144cm" svg:height="2.332cm" svg:viewBox="0.0 0.0 1144.370 2332.237" svg:d="M 689.589 3188.632 C 689.589 3188.632 377.439 4789.320 1805.064 5234.557 C 1805.064 5234.557 914.552 4824.645 1178.402 2902.320 C 1178.402 2902.320 803.027 3043.920 689.589 3188.632 L 689.589 3188.632 ">
                    <!-- 5 nodes -->
                  </draw:path>
                </draw:g>
                <!-- id="g7483" -->
              </draw:g>
              <!-- id="g7481" -->
            </draw:g>
            <!-- id="g7479" -->
          </draw:g>
          <!-- id="g7471" -->
          <draw:g id="g7487">
            <draw:path id="path7489" draw:style-name="style7" draw:layer="layout" svg:x="2.715cm" svg:y="2.737cm" svg:width="0.471cm" svg:height="0.368cm" svg:viewBox="0.0 0.0 471.037 368.399" svg:d="M 5902.469 5658.817 C 5902.469 5760.592 5796.982 5843.055 5667.007 5843.055 C 5536.919 5843.055 5431.432 5760.592 5431.432 5658.817 C 5431.432 5557.117 5536.919 5474.655 5667.007 5474.655 C 5796.982 5474.655 5902.469 5557.117 5902.469 5658.817 L 5902.469 5658.817 ">
              <!-- 6 nodes -->
            </draw:path>
          </draw:g>
          <!-- id="g7487" -->
          <draw:g id="g7491">
            <draw:path id="path7493" draw:style-name="style8" draw:layer="layout" svg:x="3.288cm" svg:y="1.864cm" svg:width="0.239cm" svg:height="0.311cm" svg:viewBox="0.0 0.0 239.534 311.132" svg:d="M 6808.504 3735.946 C 6808.504 3735.946 6476.142 3718.208 6618.604 4032.758 L 6808.504 3735.946 ">
              <!-- 3 nodes -->
            </draw:path>
          </draw:g>
          <!-- id="g7491" -->
          <draw:g id="g7495">
            <draw:path id="path7497" draw:style-name="style7" draw:layer="layout" svg:x="3.300cm" svg:y="2.017cm" svg:width="0.202cm" svg:height="0.202cm" svg:viewBox="0.0 0.0 202.012 202.012" svg:d="M 6803.355 4136.047 C 6803.355 4191.960 6758.167 4237.147 6702.367 4237.147 C 6646.567 4237.147 6601.342 4191.960 6601.342 4136.047 C 6601.342 4080.322 6646.567 4035.135 6702.367 4035.135 C 6758.167 4035.135 6803.355 4080.322 6803.355 4136.047 L 6803.355 4136.047 ">
              <!-- 6 nodes -->
            </draw:path>
          </draw:g>
          <!-- id="g7495" -->
          <draw:g id="g7499">
            <draw:g id="g7507">
              <draw:g id="g7509">
                <draw:g id="g7511">
                  <draw:path id="path7513" draw:style-name="style4" draw:layer="layout" svg:x="0.634cm" svg:y="1.987cm" svg:width="0.820cm" svg:height="0.137cm" svg:viewBox="0.0 0.0 820.762 137.606" svg:d="M 1269.262 4007.246 C 1269.262 4007.246 1743.112 3884.846 2090.024 4111.908 C 2090.024 4111.908 1679.212 3953.808 1269.262 4007.246 L 1269.262 4007.246 ">
                    <!-- 4 nodes -->
                  </draw:path>
                </draw:g>
                <!-- id="g7511" -->
              </draw:g>
              <!-- id="g7509" -->
            </draw:g>
            <!-- id="g7507" -->
          </draw:g>
          <!-- id="g7499" -->
          <draw:g id="g7515">
            <draw:g id="g7523">
              <draw:g id="g7525">
                <draw:g id="g7527">
                  <draw:path id="path7529" draw:style-name="style4" draw:layer="layout" svg:x="2.236cm" svg:y="1.987cm" svg:width="0.820cm" svg:height="0.137cm" svg:viewBox="0.0 0.0 820.724 137.606" svg:d="M 5294.609 4007.246 C 5294.609 4007.246 4820.759 3884.846 4473.884 4111.908 C 4473.884 4111.908 4884.697 3953.808 5294.609 4007.246 L 5294.609 4007.246 ">
                    <!-- 4 nodes -->
                  </draw:path>
                </draw:g>
                <!-- id="g7527" -->
              </draw:g>
              <!-- id="g7525" -->
            </draw:g>
            <!-- id="g7523" -->
          </draw:g>
          <!-- id="g7515" -->
          <draw:g id="g7531">
            <draw:path id="path7533" draw:style-name="style5" draw:layer="layout" svg:x="0.000cm" svg:y="0.000cm" svg:width="3.785cm" svg:height="1.726cm" svg:viewBox="0.0 0.0 3785.399 1726.500" svg:d="M 263.587 1711.837 C 263.587 1711.837 735.037 1206.150 1224.974 1168.462 C 1224.974 1168.462 1017.750 1432.312 1460.625 1526.512 C 1460.625 1526.512 1149.562 1225.012 1809.225 1036.537 C 1809.225 1036.537 2544.225 1206.149 2223.862 1526.512 C 2223.862 1526.512 2704.462 1366.349 2421.787 1083.637 C 2421.787 1083.637 3316.800 1479.224 3394.200 1726.500 C 3394.200 1726.500 3688.387 1539.862 3785.400 1335.299 C 3785.400 1335.299 3090.825 150.749 2327.550 0.000 C 2327.550 0.000 1977.750 89.587 1841.700 318.074 C 1841.700 318.074 1667.925 0.000 1470.037 0.000 C 1470.037 0.000 433.500 405.149 0.000 1262.699 C 0.000 1262.699 68.700 1516.949 263.587 1711.837 L 263.587 1711.837 ">
              <!-- 14 nodes -->
            </draw:path>
          </draw:g>
          <!-- id="g7531" -->
          <draw:g id="g7535">
            <draw:path id="path7537" draw:style-name="style9" draw:layer="layout" svg:x="0.494cm" svg:y="1.699cm" svg:width="1.262cm" svg:height="1.141cm" svg:viewBox="0.0 0.0 1262.737 1141.387" svg:d="M 2237.999 4244.009 C 2237.999 4400.159 2111.399 4526.722 1955.324 4526.722 L 1286.212 4526.722 C 1130.099 4526.722 1003.537 4400.159 1003.537 4244.009 L 1003.537 3696.359 C 1003.537 3540.172 1130.099 3413.609 1286.212 3413.609 L 1955.324 3413.609 C 2111.399 3413.609 2237.999 3540.172 2237.999 3696.359 L 2237.999 4244.009 L 2237.999 4244.009 Z">
              <!-- 10 nodes -->
            </draw:path>
          </draw:g>
          <!-- id="g7535" -->
          <draw:g id="g7539">
            <draw:path id="path7541" draw:style-name="style9" draw:layer="layout" svg:x="1.936cm" svg:y="1.699cm" svg:width="1.262cm" svg:height="1.141cm" svg:viewBox="0.0 0.0 1262.737 1141.387" svg:d="M 5121.539 4244.009 C 5121.539 4400.159 4994.939 4526.722 4838.827 4526.722 L 4169.752 4526.722 C 4013.639 4526.722 3887.077 4400.159 3887.077 4244.009 L 3887.077 3696.359 C 3887.077 3540.172 4013.639 3413.609 4169.752 3413.609 L 4838.827 3413.609 C 4994.939 3413.609 5121.539 3540.172 5121.539 3696.359 L 5121.539 4244.009 L 5121.539 4244.009 Z">
              <!-- 10 nodes -->
            </draw:path>
          </draw:g>
          <!-- id="g7539" -->
          <draw:g id="g7543">
            <draw:path id="path7545" draw:style-name="style9" draw:layer="layout" svg:x="1.700cm" svg:y="2.215cm" svg:width="0.292cm" svg:height="0.142cm" svg:viewBox="0.0 0.0 292.125 142.952" svg:d="M 3444.187 4531.414 C 3444.187 4531.414 3539.287 4408.264 3651.487 4520.464 L 3444.187 4531.414 ">
              <!-- 3 nodes -->
            </draw:path>
          </draw:g>
          <!-- id="g7543" -->
          <draw:g id="g7547">
            <draw:g id="g7555">
              <draw:g id="g7557">
                <draw:g id="g7559">
                  <draw:path id="path7561" draw:style-name="style6" draw:layer="layout" svg:x="0.159cm" svg:y="0.105cm" svg:width="1.306cm" svg:height="1.440cm" svg:viewBox="0.0 0.0 1306.875 1440.637" svg:d="M 474.674 1651.507 C 474.674 1651.507 319.199 1443.457 319.199 1369.245 C 319.199 1369.245 660.749 626.670 1626.074 210.870 C 1626.074 210.870 712.349 876.420 593.512 1350.420 L 650.099 1497.870 L 474.674 1651.507 L 474.674 1651.507 Z">
                    <!-- 7 nodes -->
                  </draw:path>
                </draw:g>
                <!-- id="g7559" -->
              </draw:g>
              <!-- id="g7557" -->
            </draw:g>
            <!-- id="g7555" -->
          </draw:g>
          <!-- id="g7547" -->
          <draw:g id="g7563">
            <draw:path id="path7565" draw:style-name="style10" draw:layer="layout" svg:x="0.848cm" svg:y="4.025cm" svg:width="1.972cm" svg:height="1.779cm" svg:viewBox="0.0 0.0 1972.701 1779.524" svg:d="M 2974.976 8050.860 C 2904.663 8101.485 2808.138 8132.760 2701.488 8132.760 C 2596.188 8132.760 2500.863 8102.160 2430.776 8052.659 C 2016.776 8287.372 1911.663 9028.335 1701.701 9622.897 C 1690.901 9653.534 1702.901 9686.047 1704.588 9716.609 C 2015.013 9789.847 2355.551 9830.385 2712.813 9830.385 C 3046.338 9830.385 3365.351 9795.022 3658.901 9730.747 C 3660.963 9695.760 3680.463 9656.234 3662.201 9622.897 C 3342.701 9036.284 3378.963 8283.547 2974.976 8050.860 L 2974.976 8050.860 ">
              <!-- 10 nodes -->
            </draw:path>
          </draw:g>
          <!-- id="g7563" -->
          <draw:g id="g7567">
            <draw:g id="g7575">
              <draw:g id="g7577">
                <draw:g id="g7579">
                  <draw:path id="path7581" draw:style-name="style6" draw:layer="layout" svg:x="0.957cm" svg:y="5.693cm" svg:width="0.315cm" svg:height="0.674cm" svg:viewBox="0.0 0.0 315.750 674.784" svg:d="M 1915.334 12055.499 C 1915.334 12055.499 2005.597 11445.374 2037.022 11391.899 C 2037.022 11391.899 2179.634 11393.512 2231.084 11387.287 C 2231.084 11387.287 2028.547 11986.912 2079.134 12051.749 C 2079.134 12051.749 1917.397 12072.225 1915.334 12055.499 L 1915.334 12055.499 ">
                    <!-- 6 nodes -->
                  </draw:path>
                </draw:g>
                <!-- id="g7579" -->
              </draw:g>
              <!-- id="g7577" -->
            </draw:g>
            <!-- id="g7575" -->
          </draw:g>
          <!-- id="g7567" -->
          <draw:g id="g7583">
            <draw:path id="path7585" draw:style-name="style11" draw:layer="layout" svg:x="1.554cm" svg:y="3.450cm" svg:width="0.864cm" svg:height="0.212cm" svg:viewBox="0.0 0.0 864.824 212.861" svg:d="M 3109.252 7103.145 C 3109.252 7103.145 3531.802 7078.582 3885.615 6901.695 L 3974.077 6940.995 C 3974.077 6940.995 3615.277 7167.157 3109.252 7103.145 L 3109.252 7103.145 ">
              <!-- 5 nodes -->
            </draw:path>
          </draw:g>
          <!-- id="g7583" -->
          <draw:g id="g7587">
            <draw:path id="path7589" draw:style-name="style10" draw:layer="layout" svg:x="2.078cm" svg:y="4.049cm" svg:width="0.486cm" svg:height="0.421cm" svg:viewBox="0.0 0.0 486.787 421.612" svg:d="M 4229.707 8099.789 C 4229.707 8099.789 4502.857 8136.502 4644.494 8207.189 C 4644.494 8207.189 4516.357 8410.889 4516.357 8521.402 L 4157.707 8384.152 L 4229.707 8099.789 L 4229.707 8099.789 Z">
              <!-- 6 nodes -->
            </draw:path>
          </draw:g>
          <!-- id="g7587" -->
          <draw:g id="g7591">
            <draw:path id="path7593" draw:style-name="style10" draw:layer="layout" svg:x="1.138cm" svg:y="4.049cm" svg:width="0.487cm" svg:height="0.422cm" svg:viewBox="0.0 0.0 487.387 422.737" svg:d="M 2691.105 8098.470 C 2691.105 8098.470 2418.030 8136.195 2276.692 8207.444 C 2276.692 8207.444 2405.580 8410.657 2405.992 8521.207 L 2764.080 8382.607 L 2691.105 8098.470 L 2691.105 8098.470 Z">
              <!-- 6 nodes -->
            </draw:path>
          </draw:g>
          <!-- id="g7591" -->
          <draw:g id="g7595">
            <draw:path id="path7597" draw:style-name="style0" draw:layer="layout" svg:x="0.616cm" svg:y="6.906cm" svg:width="0.961cm" svg:height="0.686cm" svg:viewBox="0.0 0.0 961.451 686.400" svg:d="M 1249.974 14405.740 C 1320.024 14536.203 1584.399 14530.540 1840.412 14393.065 C 2096.387 14255.553 2247.174 14038.353 2177.087 13907.853 C 2106.962 13777.390 1842.624 13783.053 1586.687 13920.528 C 1330.599 14058.040 1179.924 14275.278 1249.974 14405.740 L 1249.974 14405.740 ">
              <!-- 6 nodes -->
            </draw:path>
          </draw:g>
          <!-- id="g7595" -->
          <draw:g id="g7599">
            <draw:path id="path7601" draw:style-name="style5" draw:layer="layout" svg:x="0.628cm" svg:y="7.277cm" svg:width="0.511cm" svg:height="0.314cm" svg:viewBox="0.0 0.0 511.940 314.868" svg:d="M 1281.886 14577.925 C 1293.099 14544.663 1612.674 14500.750 1767.999 14803.825 C 1767.999 14803.825 1120.524 15053.238 1281.886 14577.925 L 1281.886 14577.925 ">
              <!-- 4 nodes -->
            </draw:path>
          </draw:g>
          <!-- id="g7599" -->
          <draw:g id="g7603">
            <draw:path id="path7605" draw:style-name="style5" draw:layer="layout" svg:x="1.109cm" svg:y="7.074cm" svg:width="0.451cm" svg:height="0.451cm" svg:viewBox="0.0 0.0 451.587 451.682" svg:d="M 2249.069 14601.642 C 2249.069 14601.642 2512.244 14495.367 2581.994 14368.992 L 2669.794 14149.960 C 2669.794 14149.960 2347.844 14521.542 2218.207 14548.955 L 2249.069 14601.642 ">
              <!-- 5 nodes -->
            </draw:path>
          </draw:g>
          <!-- id="g7603" -->
          <draw:g id="g7607">
            <draw:path id="path7609" draw:style-name="style12" draw:layer="layout" svg:x="0.776cm" svg:y="7.204cm" svg:width="0.486cm" svg:height="0.098cm" svg:viewBox="0.0 0.0 486.112 98.925" svg:d="M 1568.909 14424.194 L 2025.022 14493.119 L 1568.909 14424.194 ">
              <!-- 3 nodes -->
            </draw:path>
          </draw:g>
          <!-- id="g7607" -->
          <draw:g id="g7611">
            <draw:path id="path7613" draw:style-name="style12" draw:layer="layout" svg:x="0.999cm" svg:y="7.020cm" svg:width="0.486cm" svg:height="0.098cm" svg:viewBox="0.0 0.0 486.112 98.925" svg:d="M 2013.194 14056.664 L 2469.307 14125.589 L 2013.194 14056.664 ">
              <!-- 3 nodes -->
            </draw:path>
          </draw:g>
          <!-- id="g7611" -->
          <draw:g id="g7615">
            <draw:path id="path7617" draw:style-name="style12" draw:layer="layout" svg:x="1.010cm" svg:y="7.050cm" svg:width="0.101cm" svg:height="0.337cm" svg:viewBox="0.0 0.0 101.737 337.575" svg:d="M 2035.679 14116.574 L 2107.417 14424.149 L 2035.679 14116.574 ">
              <!-- 3 nodes -->
            </draw:path>
          </draw:g>
          <!-- id="g7615" -->
          <draw:g id="g7619">
            <draw:path id="path7621" draw:style-name="style12" draw:layer="layout" svg:x="1.177cm" svg:y="6.957cm" svg:width="0.101cm" svg:height="0.337cm" svg:viewBox="0.0 0.0 101.812 337.612" svg:d="M 2369.519 13929.292 L 2441.332 14236.904 L 2369.519 13929.292 ">
              <!-- 3 nodes -->
            </draw:path>
          </draw:g>
          <!-- id="g7619" -->
          <draw:g id="g7623">
            <draw:path id="path7625" draw:style-name="style0" draw:layer="layout" svg:x="2.085cm" svg:y="6.906cm" svg:width="0.961cm" svg:height="0.686cm" svg:viewBox="0.0 0.0 961.429 686.400" svg:d="M 5115.209 14405.740 C 5045.159 14536.203 4780.822 14530.540 4524.847 14393.065 C 4268.834 14255.553 4118.084 14038.353 4188.134 13907.853 C 4258.184 13777.390 4522.597 13783.053 4778.572 13920.528 C 5034.622 14058.040 5185.334 14275.278 5115.209 14405.740 L 5115.209 14405.740 ">
              <!-- 6 nodes -->
            </draw:path>
          </draw:g>
          <!-- id="g7623" -->
          <draw:g id="g7627">
            <draw:path id="path7629" draw:style-name="style5" draw:layer="layout" svg:x="2.523cm" svg:y="7.277cm" svg:width="0.511cm" svg:height="0.314cm" svg:viewBox="0.0 0.0 511.967 314.868" svg:d="M 5532.870 14577.925 C 5521.582 14544.663 5202.082 14500.750 5046.720 14803.825 C 5046.720 14803.825 5694.195 15053.238 5532.870 14577.925 L 5532.870 14577.925 ">
              <!-- 4 nodes -->
            </draw:path>
          </draw:g>
          <!-- id="g7627" -->
          <draw:g id="g7631">
            <draw:path id="path7633" draw:style-name="style5" draw:layer="layout" svg:x="2.098cm" svg:y="7.082cm" svg:width="0.455cm" svg:height="0.444cm" svg:viewBox="0.0 0.0 455.375 444.106" svg:d="M 4622.214 14609.218 C 4622.214 14609.218 4359.039 14502.943 4289.289 14376.568 L 4197.701 14165.112 C 4197.701 14165.112 4523.439 14529.118 4653.076 14556.531 L 4622.214 14609.218 ">
              <!-- 5 nodes -->
            </draw:path>
          </draw:g>
          <!-- id="g7631" -->
          <draw:g id="g7635">
            <draw:path id="path7637" draw:style-name="style13" draw:layer="layout" svg:x="2.400cm" svg:y="7.204cm" svg:width="0.486cm" svg:height="0.098cm" svg:viewBox="0.0 0.0 486.112 98.925" svg:d="M 5271.637 14424.194 L 4815.524 14493.119 L 5271.637 14424.194 ">
              <!-- 3 nodes -->
            </draw:path>
          </draw:g>
          <!-- id="g7635" -->
          <draw:g id="g7639">
            <draw:path id="path7641" draw:style-name="style13" draw:layer="layout" svg:x="2.178cm" svg:y="7.020cm" svg:width="0.486cm" svg:height="0.098cm" svg:viewBox="0.0 0.0 486.075 98.925" svg:d="M 4827.389 14056.664 L 4371.314 14125.589 L 4827.389 14056.664 ">
              <!-- 3 nodes -->
            </draw:path>
          </draw:g>
          <!-- id="g7639" -->
          <draw:g id="g7643">
            <draw:path id="path7645" draw:style-name="style13" draw:layer="layout" svg:x="2.551cm" svg:y="7.050cm" svg:width="0.101cm" svg:height="0.337cm" svg:viewBox="0.0 0.0 101.850 337.575" svg:d="M 5189.197 14116.574 L 5117.347 14424.149 L 5189.197 14116.574 ">
              <!-- 3 nodes -->
            </draw:path>
          </draw:g>
          <!-- id="g7643" -->
          <draw:g id="g7647">
            <draw:path id="path7649" draw:style-name="style13" draw:layer="layout" svg:x="2.384cm" svg:y="6.957cm" svg:width="0.101cm" svg:height="0.337cm" svg:viewBox="0.0 0.0 101.812 337.612" svg:d="M 4855.327 13929.292 L 4783.514 14236.904 L 4855.327 13929.292 ">
              <!-- 3 nodes -->
            </draw:path>
          </draw:g>
          <!-- id="g7647" -->
          <draw:g id="g7655">
            <draw:g id="g7663">
              <draw:g id="g7665">
                <draw:g id="g7667">
                  <draw:path id="path7669" draw:style-name="style6" draw:layer="layout" svg:x="0.942cm" svg:y="4.070cm" svg:width="0.720cm" svg:height="1.553cm" svg:viewBox="0.0 0.0 720.412 1553.924" svg:d="M 2211.254 8258.317 L 2314.004 8502.405 L 1885.792 9694.867 L 2103.554 9687.442 C 2103.554 9687.442 2606.204 8369.505 2606.204 8255.505 C 2606.204 8141.505 2501.092 8140.942 2501.092 8140.942 L 2211.254 8258.317 L 2211.254 8258.317 Z">
                    <!-- 8 nodes -->
                  </draw:path>
                </draw:g>
                <!-- id="g7667" -->
              </draw:g>
              <!-- id="g7665" -->
            </draw:g>
            <!-- id="g7663" -->
          </draw:g>
          <!-- id="g7655" -->
          <draw:g id="g7671">
            <draw:g id="g7679">
              <draw:g id="g7681">
                <draw:g id="g7683">
                  <draw:path id="path7685" draw:style-name="style1" draw:layer="layout" svg:x="0.660cm" svg:y="6.936cm" svg:width="0.737cm" svg:height="0.557cm" svg:viewBox="0.0 0.0 737.502 557.753" svg:d="M 1331.056 14374.663 C 1331.056 14374.663 1485.818 13922.563 2003.693 13873.888 C 2003.693 13873.888 2107.906 13869.388 2028.931 13913.638 C 2028.931 13913.638 1602.631 14024.113 1334.206 14431.513 C 1334.206 14431.513 1306.718 14430.463 1331.056 14374.663 L 1331.056 14374.663 ">
                    <!-- 6 nodes -->
                  </draw:path>
                </draw:g>
                <!-- id="g7683" -->
              </draw:g>
              <!-- id="g7681" -->
            </draw:g>
            <!-- id="g7679" -->
          </draw:g>
          <!-- id="g7671" -->
          <draw:g id="g7687">
            <draw:g id="g7695">
              <draw:g id="g7697">
                <draw:g id="g7699">
                  <draw:path id="path7701" draw:style-name="style6" draw:layer="layout" svg:x="1.226cm" svg:y="6.710cm" svg:width="0.075cm" svg:height="0.204cm" svg:viewBox="0.0 0.0 75.814 204.187" svg:d="M 2477.709 13625.775 C 2477.709 13625.775 2444.972 13489.575 2455.509 13442.850 L 2523.947 13421.587 L 2529.234 13619.437 L 2477.709 13625.775 L 2477.709 13625.775 Z">
                    <!-- 6 nodes -->
                  </draw:path>
                </draw:g>
                <!-- id="g7699" -->
              </draw:g>
              <!-- id="g7697" -->
            </draw:g>
            <!-- id="g7695" -->
          </draw:g>
          <!-- id="g7687" -->
          <draw:g id="g7703">
            <draw:g id="g7711">
              <draw:g id="g7713">
                <draw:g id="g7715">
                  <draw:path id="path7717" draw:style-name="style6" draw:layer="layout" svg:x="1.281cm" svg:y="6.405cm" svg:width="0.097cm" svg:height="0.274cm" svg:viewBox="0.0 0.0 97.912 274.725" svg:d="M 2593.229 12820.912 L 2563.604 13085.099 L 2610.104 13080.412 L 2661.517 12810.374 L 2593.229 12820.912 L 2593.229 12820.912 Z">
                    <!-- 6 nodes -->
                  </draw:path>
                </draw:g>
                <!-- id="g7715" -->
              </draw:g>
              <!-- id="g7713" -->
            </draw:g>
            <!-- id="g7711" -->
          </draw:g>
          <!-- id="g7703" -->
          <draw:g id="g7719">
            <draw:path id="path7721" draw:style-name="style1" draw:layer="layout" svg:x="0.551cm" svg:y="4.878cm" svg:width="0.477cm" svg:height="0.477cm" svg:viewBox="0.0 0.0 477.116 477.126" svg:d="M 1513.619 10159.790 C 1422.419 10254.852 1271.444 10258.002 1176.344 10166.802 C 1081.319 10075.565 1078.169 9924.590 1169.369 9829.452 C 1260.569 9734.390 1411.581 9731.277 1506.644 9822.515 C 1601.781 9913.677 1604.894 10064.727 1513.619 10159.790 L 1513.619 10159.790 ">
              <!-- 6 nodes -->
            </draw:path>
          </draw:g>
          <!-- id="g7719" -->
          <draw:g id="g7723">
            <draw:path id="path7725" draw:style-name="style1" draw:layer="layout" svg:x="0.307cm" svg:y="4.219cm" svg:width="0.949cm" svg:height="0.860cm" svg:viewBox="0.0 0.0 949.268 860.174" svg:d="M 1481.278 8438.309 C 1405.978 8469.584 497.653 8505.734 627.028 8816.947 C 756.366 9128.122 938.091 9298.484 938.091 9298.484 L 1168.791 9202.559 C 1168.791 9202.559 820.341 8876.909 964.003 8817.209 C 964.003 8817.209 1452.778 8621.984 1563.703 8624.422 L 1481.278 8438.309 ">
              <!-- 7 nodes -->
            </draw:path>
          </draw:g>
          <!-- id="g7723" -->
          <draw:g id="g7727">
            <draw:path id="path7729" draw:style-name="style1" draw:layer="layout" svg:x="2.503cm" svg:y="4.898cm" svg:width="0.477cm" svg:height="0.477cm" svg:viewBox="0.0 0.0 477.161 477.182" svg:d="M 5043.476 10161.840 C 5112.889 10273.852 5259.889 10308.352 5371.901 10238.977 C 5483.876 10169.527 5518.376 10022.527 5448.964 9910.477 C 5379.626 9798.540 5232.551 9764.002 5120.539 9833.415 C 5008.564 9902.827 4974.026 10049.902 5043.476 10161.840 L 5043.476 10161.840 ">
              <!-- 6 nodes -->
            </draw:path>
          </draw:g>
          <!-- id="g7727" -->
          <draw:g id="g7731">
            <draw:path id="path7733" draw:style-name="style1" draw:layer="layout" svg:x="2.460cm" svg:y="4.225cm" svg:width="0.876cm" svg:height="0.908cm" svg:viewBox="0.0 0.0 876.443 908.812" svg:d="M 4986.839 8450.399 C 5053.964 8496.674 5962.177 8675.699 5770.814 8953.087 C 5579.489 9230.512 5366.227 9359.212 5366.227 9359.212 L 5160.614 9217.425 C 5160.614 9217.425 5569.214 8971.499 5441.152 8883.187 C 5441.152 8883.187 5029.814 8658.562 4920.802 8637.824 L 4986.839 8450.399 ">
              <!-- 7 nodes -->
            </draw:path>
          </draw:g>
          <!-- id="g7731" --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Thu Sep 26 08:06:41 2013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333333" draw:fill-opacity="100,000%" draw:stroke="none"/>
    </style:style>
    <style:style style:name="style1" style:family="graphic" style:parent-style-name="standard">
      <style:graphic-properties draw:fill="solid" draw:fill-color="#dfb791" draw:fill-opacity="100,000%" draw:stroke="none"/>
    </style:style>
    <style:style style:name="style2" style:family="graphic" style:parent-style-name="standard">
      <style:graphic-properties draw:fill="solid" draw:fill-color="#a6e78d" draw:fill-opacity="100,000%" draw:stroke="none"/>
    </style:style>
    <style:style style:name="style3" style:family="graphic" style:parent-style-name="standard">
      <style:graphic-properties draw:fill="solid" draw:fill-color="#f9dec5" draw:fill-opacity="100,000%" draw:stroke="none"/>
    </style:style>
    <style:style style:name="style4" style:family="graphic" style:parent-style-name="standard">
      <style:graphic-properties draw:fill="solid" draw:fill-color="#f7931e" draw:fill-opacity="100,000%" draw:stroke="none"/>
    </style:style>
    <style:style style:name="style5" style:family="graphic" style:parent-style-name="standard">
      <style:graphic-properties draw:fill="solid" draw:fill-color="#000000" draw:fill-opacity="100,000%" draw:stroke="none"/>
    </style:style>
    <style:style style:name="style6" style:family="graphic" style:parent-style-name="standard">
      <style:graphic-properties draw:fill="solid" draw:fill-color="#ffffff" draw:fill-opacity="100,000%" draw:stroke="none"/>
    </style:style>
    <style:style style:name="style7" style:family="graphic" style:parent-style-name="standard">
      <style:graphic-properties draw:fill="solid" draw:fill-color="#f5c384" draw:fill-opacity="100,000%" draw:stroke="none"/>
    </style:style>
    <style:style style:name="style8" style:family="graphic" style:parent-style-name="standard">
      <style:graphic-properties draw:fill="none" draw:stroke="solid" svg:stroke-width="0,000pt" svg:stroke-color="#f5c384" svg:stroke-opacity="100,000%"/>
    </style:style>
    <style:style style:name="style9" style:family="graphic" style:parent-style-name="standard">
      <style:graphic-properties draw:fill="none" draw:stroke="solid" svg:stroke-width="0,000pt" svg:stroke-color="#808080" svg:stroke-opacity="100,000%"/>
    </style:style>
    <style:style style:name="style10" style:family="graphic" style:parent-style-name="standard">
      <style:graphic-properties draw:fill="solid" draw:fill-color="#ed1c24" draw:fill-opacity="100,000%" draw:stroke="none"/>
    </style:style>
    <style:style style:name="style11" style:family="graphic" style:parent-style-name="standard">
      <style:graphic-properties draw:fill="solid" draw:fill-color="#e83e2e" draw:fill-opacity="100,000%" draw:stroke="none"/>
    </style:style>
    <style:style style:name="style12" style:family="graphic" style:parent-style-name="standard">
      <style:graphic-properties draw:fill="solid" draw:fill-color="#bf7834" draw:fill-opacity="100,000%" draw:stroke="solid" svg:stroke-width="0,000pt" svg:stroke-color="#7d0909" svg:stroke-opacity="100,000%"/>
    </style:style>
    <style:style style:name="style13" style:family="graphic" style:parent-style-name="standard">
      <style:graphic-properties draw:fill="none" draw:stroke="solid" svg:stroke-width="0,000pt" svg:stroke-color="#7d0909" svg:stroke-opacity="100,000%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Thu Sep 26 08:06:41 2013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dcatcherex</meta:initial-creator>
    <meta:creation-date>2010-12-15T01:34:40</meta:creation-date>
    <dc:creator>dcatcherex</dc:creator>
    <dc:date>2010-12-15T01:34:40</dc:date>
    <dc:description>Sport man</dc:description>
    <dc:format>image/svg+xml</dc:format>
    <dc:publisher>Open Clip Art Library</dc:publisher>
    <dc:source>http://openclipart.org/detail/100783/sport-man-by-dcatcherex</dc:source>
    <dc:subject>animeboycharacterclip artclipartcomicfootballmanmangapeopleplayer</dc:subjec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